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11.518cm" svg:y="0.369cm">
            <draw:object draw:notify-on-update-of-ranges="Hoja1.C2:Hoja1.C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8cm" svg:height="9.003cm" svg:x="7.186cm" svg:y="10.085cm">
            <draw:object draw:notify-on-update-of-ranges="Hoja1.A29:Hoja1.A29 Hoja1.A30:Hoja1.A38 Hoja1.B29:Hoja1.B29 Hoja1.B30:Hoja1.B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CS712-05B</text:p>
          </table:table-cell>
          <table:table-cell table:number-columns-repeated="2"/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OFFSET</text:p>
          </table:table-cell>
          <table:table-cell table:number-columns-repeated="2" office:value-type="string" calcext:value-type="string">
            <text:p>ADC</text:p>
          </table:table-cell>
        </table:table-row>
        <table:table-row table:style-name="ro1">
          <table:table-cell office:value-type="float" office:value="4.508" calcext:value-type="float">
            <text:p>4,508</text:p>
          </table:table-cell>
          <table:table-cell office:value-type="float" office:value="2.257" calcext:value-type="float">
            <text:p>2,257</text:p>
          </table:table-cell>
          <table:table-cell table:formula="of:=-([.A3]/2-[.B3])" office:value-type="float" office:value="0.00300000000000011" calcext:value-type="float">
            <text:p>0,003</text:p>
          </table:table-cell>
          <table:table-cell table:formula="of:=INT(([.A3]/2+0.021*[.A3]-0.09)*[.D$1]/[.A3])" office:value-type="float" office:value="2052" calcext:value-type="float">
            <text:p>2052</text:p>
          </table:table-cell>
          <table:table-cell table:formula="of:=INT(([.B3])*[.D$1]/[.A3])"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4.55" calcext:value-type="float">
            <text:p>4,55</text:p>
          </table:table-cell>
          <table:table-cell office:value-type="float" office:value="2.279" calcext:value-type="float">
            <text:p>2,279</text:p>
          </table:table-cell>
          <table:table-cell table:formula="of:=-([.A4]/2-[.B4])" office:value-type="float" office:value="0.004" calcext:value-type="float">
            <text:p>0,004</text:p>
          </table:table-cell>
          <table:table-cell table:formula="of:=INT(([.A4]/2+0.021*[.A4]-0.09)*[.D$1]/[.A4])" office:value-type="float" office:value="2052" calcext:value-type="float">
            <text:p>2052</text:p>
          </table:table-cell>
          <table:table-cell table:formula="of:=INT(([.B4])*[.D$1]/[.A4])"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4.605" calcext:value-type="float">
            <text:p>4,605</text:p>
          </table:table-cell>
          <table:table-cell office:value-type="float" office:value="2.308" calcext:value-type="float">
            <text:p>2,308</text:p>
          </table:table-cell>
          <table:table-cell table:formula="of:=-([.A5]/2-[.B5])" office:value-type="float" office:value="0.00549999999999962" calcext:value-type="float">
            <text:p>0,0055</text:p>
          </table:table-cell>
          <table:table-cell table:formula="of:=INT(([.A5]/2+0.021*[.A5]-0.09)*[.D$1]/[.A5])" office:value-type="float" office:value="2053" calcext:value-type="float">
            <text:p>2053</text:p>
          </table:table-cell>
          <table:table-cell table:formula="of:=INT(([.B5])*[.D$1]/[.A5])"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4.705" calcext:value-type="float">
            <text:p>4,705</text:p>
          </table:table-cell>
          <table:table-cell office:value-type="float" office:value="2.359" calcext:value-type="float">
            <text:p>2,359</text:p>
          </table:table-cell>
          <table:table-cell table:formula="of:=-([.A6]/2-[.B6])" office:value-type="float" office:value="0.00649999999999995" calcext:value-type="float">
            <text:p>0,0065</text:p>
          </table:table-cell>
          <table:table-cell table:formula="of:=INT(([.A6]/2+0.021*[.A6]-0.09)*[.D$1]/[.A6])" office:value-type="float" office:value="2055" calcext:value-type="float">
            <text:p>2055</text:p>
          </table:table-cell>
          <table:table-cell table:formula="of:=INT(([.B6])*[.D$1]/[.A6])"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4.802" calcext:value-type="float">
            <text:p>4,802</text:p>
          </table:table-cell>
          <table:table-cell office:value-type="float" office:value="2.409" calcext:value-type="float">
            <text:p>2,409</text:p>
          </table:table-cell>
          <table:table-cell table:formula="of:=-([.A7]/2-[.B7])" office:value-type="float" office:value="0.00800000000000001" calcext:value-type="float">
            <text:p>0,008</text:p>
          </table:table-cell>
          <table:table-cell table:formula="of:=INT(([.A7]/2+0.021*[.A7]-0.09)*[.D$1]/[.A7])" office:value-type="float" office:value="2057" calcext:value-type="float">
            <text:p>2057</text:p>
          </table:table-cell>
          <table:table-cell table:formula="of:=INT(([.B7])*[.D$1]/[.A7])"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4.848" calcext:value-type="float">
            <text:p>4,848</text:p>
          </table:table-cell>
          <table:table-cell office:value-type="float" office:value="2.43" calcext:value-type="float">
            <text:p>2,43</text:p>
          </table:table-cell>
          <table:table-cell table:formula="of:=-([.A8]/2-[.B8])" office:value-type="float" office:value="0.00600000000000023" calcext:value-type="float">
            <text:p>0,006</text:p>
          </table:table-cell>
          <table:table-cell table:formula="of:=INT(([.A8]/2+0.021*[.A8]-0.09)*[.D$1]/[.A8])" office:value-type="float" office:value="2057" calcext:value-type="float">
            <text:p>2057</text:p>
          </table:table-cell>
          <table:table-cell table:formula="of:=INT(([.B8])*[.D$1]/[.A8])"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4.906" calcext:value-type="float">
            <text:p>4,906</text:p>
          </table:table-cell>
          <table:table-cell office:value-type="float" office:value="2.461" calcext:value-type="float">
            <text:p>2,461</text:p>
          </table:table-cell>
          <table:table-cell table:formula="of:=-([.A9]/2-[.B9])" office:value-type="float" office:value="0.00800000000000001" calcext:value-type="float">
            <text:p>0,008</text:p>
          </table:table-cell>
          <table:table-cell table:formula="of:=INT(([.A9]/2+0.021*[.A9]-0.09)*[.D$1]/[.A9])" office:value-type="float" office:value="2058" calcext:value-type="float">
            <text:p>2058</text:p>
          </table:table-cell>
          <table:table-cell table:formula="of:=INT(([.B9])*[.D$1]/[.A9])"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4.948" calcext:value-type="float">
            <text:p>4,948</text:p>
          </table:table-cell>
          <table:table-cell office:value-type="float" office:value="2.485" calcext:value-type="float">
            <text:p>2,485</text:p>
          </table:table-cell>
          <table:table-cell table:formula="of:=-([.A10]/2-[.B10])" office:value-type="float" office:value="0.0109999999999997" calcext:value-type="float">
            <text:p>0,011</text:p>
          </table:table-cell>
          <table:table-cell table:formula="of:=INT(([.A10]/2+0.021*[.A10]-0.09)*[.D$1]/[.A10])" office:value-type="float" office:value="2059" calcext:value-type="float">
            <text:p>2059</text:p>
          </table:table-cell>
          <table:table-cell table:formula="of:=INT(([.B10])*[.D$1]/[.A10])"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13" calcext:value-type="float">
            <text:p>2,513</text:p>
          </table:table-cell>
          <table:table-cell table:formula="of:=-([.A11]/2-[.B11])" office:value-type="float" office:value="0.0129999999999999" calcext:value-type="float">
            <text:p>0,013</text:p>
          </table:table-cell>
          <table:table-cell table:formula="of:=INT(([.A11]/2+0.021*[.A11]-0.09)*[.D$1]/[.A11])" office:value-type="float" office:value="2060" calcext:value-type="float">
            <text:p>2060</text:p>
          </table:table-cell>
          <table:table-cell table:formula="of:=INT(([.B11])*[.D$1]/[.A11])"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5.054" calcext:value-type="float">
            <text:p>5,054</text:p>
          </table:table-cell>
          <table:table-cell office:value-type="float" office:value="2.552" calcext:value-type="float">
            <text:p>2,552</text:p>
          </table:table-cell>
          <table:table-cell table:formula="of:=-([.A12]/2-[.B12])" office:value-type="float" office:value="0.0249999999999999" calcext:value-type="float">
            <text:p>0,025</text:p>
          </table:table-cell>
          <table:table-cell table:formula="of:=INT(([.A12]/2+0.021*[.A12]-0.09)*[.D$1]/[.A12])" office:value-type="float" office:value="2061" calcext:value-type="float">
            <text:p>2061</text:p>
          </table:table-cell>
          <table:table-cell table:formula="of:=INT(([.B12])*[.D$1]/[.A12])"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5.102" calcext:value-type="float">
            <text:p>5,102</text:p>
          </table:table-cell>
          <table:table-cell office:value-type="float" office:value="2.566" calcext:value-type="float">
            <text:p>2,566</text:p>
          </table:table-cell>
          <table:table-cell table:formula="of:=-([.A13]/2-[.B13])" office:value-type="float" office:value="0.0149999999999997" calcext:value-type="float">
            <text:p>0,015</text:p>
          </table:table-cell>
          <table:table-cell table:formula="of:=INT(([.A13]/2+0.021*[.A13]-0.09)*[.D$1]/[.A13])" office:value-type="float" office:value="2061" calcext:value-type="float">
            <text:p>2061</text:p>
          </table:table-cell>
          <table:table-cell table:formula="of:=INT(([.B13])*[.D$1]/[.A13])"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5.153" calcext:value-type="float">
            <text:p>5,153</text:p>
          </table:table-cell>
          <table:table-cell office:value-type="float" office:value="2.604" calcext:value-type="float">
            <text:p>2,604</text:p>
          </table:table-cell>
          <table:table-cell table:formula="of:=-([.A14]/2-[.B14])" office:value-type="float" office:value="0.0275000000000003" calcext:value-type="float">
            <text:p>0,0275</text:p>
          </table:table-cell>
          <table:table-cell table:formula="of:=INT(([.A14]/2+0.021*[.A14]-0.09)*[.D$1]/[.A14])" office:value-type="float" office:value="2062" calcext:value-type="float">
            <text:p>2062</text:p>
          </table:table-cell>
          <table:table-cell table:formula="of:=INT(([.B14])*[.D$1]/[.A14])"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5.201" calcext:value-type="float">
            <text:p>5,201</text:p>
          </table:table-cell>
          <table:table-cell office:value-type="float" office:value="2.618" calcext:value-type="float">
            <text:p>2,618</text:p>
          </table:table-cell>
          <table:table-cell table:formula="of:=-([.A15]/2-[.B15])" office:value-type="float" office:value="0.0175000000000001" calcext:value-type="float">
            <text:p>0,0175</text:p>
          </table:table-cell>
          <table:table-cell table:formula="of:=INT(([.A15]/2+0.021*[.A15]-0.09)*[.D$1]/[.A15])" office:value-type="float" office:value="2063" calcext:value-type="float">
            <text:p>2063</text:p>
          </table:table-cell>
          <table:table-cell table:formula="of:=INT(([.B15])*[.D$1]/[.A15])"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5.309" calcext:value-type="float">
            <text:p>5,309</text:p>
          </table:table-cell>
          <table:table-cell office:value-type="float" office:value="2.675" calcext:value-type="float">
            <text:p>2,675</text:p>
          </table:table-cell>
          <table:table-cell table:formula="of:=-([.A16]/2-[.B16])" office:value-type="float" office:value="0.0204999999999997" calcext:value-type="float">
            <text:p>0,0205</text:p>
          </table:table-cell>
          <table:table-cell table:formula="of:=INT(([.A16]/2+0.021*[.A16]-0.09)*[.D$1]/[.A16])" office:value-type="float" office:value="2064" calcext:value-type="float">
            <text:p>2064</text:p>
          </table:table-cell>
          <table:table-cell table:formula="of:=INT(([.B16])*[.D$1]/[.A16])"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5.404" calcext:value-type="float">
            <text:p>5,404</text:p>
          </table:table-cell>
          <table:table-cell office:value-type="float" office:value="2.725" calcext:value-type="float">
            <text:p>2,725</text:p>
          </table:table-cell>
          <table:table-cell table:formula="of:=-([.A17]/2-[.B17])" office:value-type="float" office:value="0.0230000000000001" calcext:value-type="float">
            <text:p>0,023</text:p>
          </table:table-cell>
          <table:table-cell table:formula="of:=INT(([.A17]/2+0.021*[.A17]-0.09)*[.D$1]/[.A17])" office:value-type="float" office:value="2065" calcext:value-type="float">
            <text:p>2065</text:p>
          </table:table-cell>
          <table:table-cell table:formula="of:=INT(([.B17])*[.D$1]/[.A17])"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5.493" calcext:value-type="float">
            <text:p>5,493</text:p>
          </table:table-cell>
          <table:table-cell office:value-type="float" office:value="2.77" calcext:value-type="float">
            <text:p>2,77</text:p>
          </table:table-cell>
          <table:table-cell table:formula="of:=-([.A18]/2-[.B18])" office:value-type="float" office:value="0.0234999999999999" calcext:value-type="float">
            <text:p>0,0235</text:p>
          </table:table-cell>
          <table:table-cell table:formula="of:=INT(([.A18]/2+0.021*[.A18]-0.09)*[.D$1]/[.A18])" office:value-type="float" office:value="2066" calcext:value-type="float">
            <text:p>2066</text:p>
          </table:table-cell>
          <table:table-cell table:formula="of:=INT(([.B18])*[.D$1]/[.A18])" office:value-type="float" office:value="2065" calcext:value-type="float">
            <text:p>2065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OFFSE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6]/2+[.C26]" office:value-type="float" office:value="2.525" calcext:value-type="float">
            <text:p>2,525</text:p>
          </table:table-cell>
          <table:table-cell table:formula="of:=[.A26]*0.021-0.08" office:value-type="float" office:value="0.025" calcext:value-type="float">
            <text:p>0,025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Vout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25" calcext:value-type="float">
            <text:p>2,525</text:p>
          </table:table-cell>
          <table:table-cell table:number-columns-repeated="3"/>
        </table:table-row>
        <table:table-row table:style-name="ro1">
          <table:table-cell office:value-type="float" office:value="0.015" calcext:value-type="float">
            <text:p>0,015</text:p>
          </table:table-cell>
          <table:table-cell office:value-type="float" office:value="2.523" calcext:value-type="float">
            <text:p>2,523</text:p>
          </table:table-cell>
          <table:table-cell table:number-columns-repeated="3"/>
        </table:table-row>
        <table:table-row table:style-name="ro1">
          <table:table-cell office:value-type="float" office:value="0.0516" calcext:value-type="float">
            <text:p>0,0516</text:p>
          </table:table-cell>
          <table:table-cell office:value-type="float" office:value="2.516" calcext:value-type="float">
            <text:p>2,516</text:p>
          </table:table-cell>
          <table:table-cell table:number-columns-repeated="3"/>
        </table:table-row>
        <table:table-row table:style-name="ro1">
          <table:table-cell office:value-type="float" office:value="0.081" calcext:value-type="float">
            <text:p>0,081</text:p>
          </table:table-cell>
          <table:table-cell office:value-type="float" office:value="2.511" calcext:value-type="float">
            <text:p>2,511</text:p>
          </table:table-cell>
          <table:table-cell table:number-columns-repeated="3"/>
        </table:table-row>
        <table:table-row table:style-name="ro1">
          <table:table-cell office:value-type="float" office:value="0.088" calcext:value-type="float">
            <text:p>0,088</text:p>
          </table:table-cell>
          <table:table-cell office:value-type="float" office:value="2.509" calcext:value-type="float">
            <text:p>2,509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2.5" calcext:value-type="float">
            <text:p>2,5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,26</text:p>
          </table:table-cell>
          <table:table-cell office:value-type="float" office:value="2.476" calcext:value-type="float">
            <text:p>2,476</text:p>
          </table:table-cell>
          <table:table-cell table:number-columns-repeated="3"/>
        </table:table-row>
        <table:table-row table:style-name="ro1">
          <table:table-cell office:value-type="float" office:value="0.308" calcext:value-type="float">
            <text:p>0,308</text:p>
          </table:table-cell>
          <table:table-cell office:value-type="float" office:value="2.469" calcext:value-type="float">
            <text:p>2,469</text:p>
          </table:table-cell>
          <table:table-cell table:number-columns-repeated="3"/>
        </table:table-row>
        <table:table-row table:style-name="ro1">
          <table:table-cell office:value-type="float" office:value="0.411" calcext:value-type="float">
            <text:p>0,411</text:p>
          </table:table-cell>
          <table:table-cell office:value-type="float" office:value="2.45" calcext:value-type="float">
            <text:p>2,45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Hoja1.A30:Hoja1.B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number:min-decimal-places="3" number:min-integer-digits="1"/>
    </number:number-style>
    <number:number-style style:name="N105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 style:data-style-name="N2" text:time-value="13:44:22.56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07T10:56:08.885000000</dc:date>
    <dc:creator>Francisco Rafael Reyes Carmona</dc:creator>
    <meta:editing-duration>PT39M53S</meta:editing-duration>
    <meta:editing-cycles>4</meta:editing-cycles>
    <meta:generator>LibreOffice/7.1.1.2$Windows_X86_64 LibreOffice_project/fe0b08f4af1bacafe4c7ecc87ce55bb426164676</meta:generator>
    <meta:document-statistic meta:table-count="1" meta:cell-count="113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1" loext:regression-extrapolate-backward="1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1cm" svg:y="3.96cm" style:legend-expansion="high" chart:style-name="ch2"/>
        <chart:plot-area chart:style-name="ch3" table:cell-range-address="Hoja1.A3:Hoja1.A7 Hoja1.A10:Hoja1.A11 Hoja1.A13:Hoja1.A13 Hoja1.A15:Hoja1.A18 Hoja1.C2:Hoja1.C7 Hoja1.C10:Hoja1.C11 Hoja1.C13:Hoja1.C13 Hoja1.C15:Hoja1.C18" chart:data-source-has-labels="row" svg:x="0.32cm" svg:y="0.18cm" svg:width="11.37cm" svg:height="8.64cm">
          <chart:coordinate-region svg:x="1.453cm" svg:y="0.375cm" svg:width="9.988cm" svg:height="7.8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C3:Hoja1.C7 Hoja1.C10:Hoja1.C11 Hoja1.C13:Hoja1.C13 Hoja1.C15:Hoja1.C18" chart:label-cell-address="Hoja1.C2:Hoja1.C2" chart:class="chart:scatter">
            <chart:domain table:cell-range-address="Hoja1.A3:Hoja1.A7 Hoja1.A10:Hoja1.A11 Hoja1.A13:Hoja1.A13 Hoja1.A15:Hoja1.A18"/>
            <chart:regression-curve chart:style-name="ch8">
              <chart:equation chart:display-equation="true" chart:display-r-square="false" svg:x="1.456cm" svg:y="0.505cm"/>
            </chart:regression-curve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 Columna A Columna A Columna A</text:p>
              </table:table-cell>
              <table:table-cell office:value-type="string">
                <text:p>OFFSET</text:p>
                <draw:g>
                  <svg:desc>Hoja1.C2:Hoja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08">
                <text:p>4.508</text:p>
                <draw:g>
                  <svg:desc>Hoja1.A3:Hoja1.A7 Hoja1.A10:Hoja1.A11 Hoja1.A13:Hoja1.A13 Hoja1.A15:Hoja1.A18</svg:desc>
                </draw:g>
              </table:table-cell>
              <table:table-cell office:value-type="float" office:value="0.00300000000000011">
                <text:p>0.00300000000000011</text:p>
                <draw:g>
                  <svg:desc>Hoja1.C3:Hoja1.C7 Hoja1.C10:Hoja1.C11 Hoja1.C13:Hoja1.C13 Hoja1.C15:Hoja1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5">
                <text:p>4.5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605">
                <text:p>4.605</text:p>
              </table:table-cell>
              <table:table-cell office:value-type="float" office:value="0.00549999999999962">
                <text:p>0.005499999999999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705">
                <text:p>4.705</text:p>
              </table:table-cell>
              <table:table-cell office:value-type="float" office:value="0.00649999999999995">
                <text:p>0.006499999999999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02">
                <text:p>4.802</text:p>
              </table:table-cell>
              <table:table-cell office:value-type="float" office:value="0.00800000000000001">
                <text:p>0.0080000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48">
                <text:p>4.948</text:p>
              </table:table-cell>
              <table:table-cell office:value-type="float" office:value="0.0109999999999997">
                <text:p>0.0109999999999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129999999999999">
                <text:p>0.012999999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102">
                <text:p>5.102</text:p>
              </table:table-cell>
              <table:table-cell office:value-type="float" office:value="0.0149999999999997">
                <text:p>0.0149999999999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201">
                <text:p>5.201</text:p>
              </table:table-cell>
              <table:table-cell office:value-type="float" office:value="0.0175000000000001">
                <text:p>0.01750000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309">
                <text:p>5.309</text:p>
              </table:table-cell>
              <table:table-cell office:value-type="float" office:value="0.0204999999999997">
                <text:p>0.02049999999999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404">
                <text:p>5.404</text:p>
              </table:table-cell>
              <table:table-cell office:value-type="float" office:value="0.0230000000000001">
                <text:p>0.023000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493">
                <text:p>5.493</text:p>
              </table:table-cell>
              <table:table-cell office:value-type="float" office:value="0.0234999999999999">
                <text:p>0.02349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5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Ecuacion del sensor (I)" chart:regression-max-degree="2" chart:regression-force-intercept="false" chart:regression-intercept-value="0" chart:regression-period="2" loext:regression-extrapolate-forward="1" loext:regression-extrapolate-backward="1" chart:regression-type="linear"/>
      <style:graphic-properties svg:stroke-color="#ff0000"/>
    </style:style>
    <style:style style:name="ch8" style:family="chart" style:data-style-name="N105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9.004cm" xlink:href=".." xlink:type="simple" chart:class="chart:scatter" chart:style-name="ch1">
        <chart:legend chart:legend-position="end" svg:x="11.039cm" svg:y="3.962cm" style:legend-expansion="high" chart:style-name="ch2"/>
        <chart:plot-area chart:style-name="ch3" table:cell-range-address="Hoja1.A29:Hoja1.B38" chart:data-source-has-labels="row" svg:x="0.319cm" svg:y="0.18cm" svg:width="10.401cm" svg:height="8.644cm">
          <chart:coordinate-region svg:x="1.258cm" svg:y="0.375cm" svg:width="9.116cm" svg:height="7.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30:Hoja1.B38" chart:label-cell-address="Hoja1.B29:Hoja1.B29" chart:class="chart:scatter">
            <chart:domain table:cell-range-address="Hoja1.A30:Hoja1.A38"/>
            <chart:regression-curve chart:style-name="ch7">
              <chart:equation chart:display-equation="true" chart:display-r-square="true" svg:x="4.066cm" svg:y="0.587cm" chart:style-name="ch8"/>
            </chart:regression-curve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Vout</text:p>
                <draw:g>
                  <svg:desc>Hoja1.B29:Hoja1.B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A30:Hoja1.A38</svg:desc>
                </draw:g>
              </table:table-cell>
              <table:table-cell office:value-type="float" office:value="2.525">
                <text:p>2.525</text:p>
                <draw:g>
                  <svg:desc>Hoja1.B30:Hoja1.B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">
                <text:p>0.015</text:p>
              </table:table-cell>
              <table:table-cell office:value-type="float" office:value="2.523">
                <text:p>2.5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16">
                <text:p>0.0516</text:p>
              </table:table-cell>
              <table:table-cell office:value-type="float" office:value="2.516">
                <text:p>2.5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1">
                <text:p>0.081</text:p>
              </table:table-cell>
              <table:table-cell office:value-type="float" office:value="2.511">
                <text:p>2.5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8">
                <text:p>0.088</text:p>
              </table:table-cell>
              <table:table-cell office:value-type="float" office:value="2.509">
                <text:p>2.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">
                <text:p>0.1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">
                <text:p>0.26</text:p>
              </table:table-cell>
              <table:table-cell office:value-type="float" office:value="2.476">
                <text:p>2.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8">
                <text:p>0.308</text:p>
              </table:table-cell>
              <table:table-cell office:value-type="float" office:value="2.469">
                <text:p>2.4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11">
                <text:p>0.411</text:p>
              </table:table-cell>
              <table:table-cell office:value-type="float" office:value="2.45">
                <text:p>2.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